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bster Two" svg:font-family="'Lobster Tw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d275"/>
    </style:style>
    <style:style style:name="T2" style:family="text">
      <style:text-properties style:font-name="Lobster Two" officeooo:rsid="0016d2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ECLARACIÓN DE EXENCIÓN – REGISTRO INTEGRADO INDUSTRIAL (RII)</text:span></text:p>
      <text:p text:style-name="Text_20_body">Yo, Phil Underwood, actuando como fabricante del siguiente producto:</text:p>
      <text:p text:style-name="Text_20_body">Producto: <text:span text:style-name="T1">Shetland Attack Pony</text:span><text:line-break/>Modelo / Tipo: <text:span text:style-name="T1">SAP6</text:span></text:p>
      <text:p text:style-name="Text_20_body">DECLARO QUE:</text:p>
      <text:p text:style-name="Text_20_body">El fabricante <text:span text:style-name="Strong_20_Emphasis">no está establecido en España</text:span> y <text:span text:style-name="Strong_20_Emphasis">no dispone de centro productivo ni establecimiento industrial en territorio español</text:span>, por lo que <text:span text:style-name="Strong_20_Emphasis">no está obligado a inscribirse en el Registro Integrado Industrial (RII)</text:span> de ninguna Comunidad Autónoma, de conformidad con la normativa aplicable.</text:p>
      <text:p text:style-name="Text_20_body">Esta declaración se emite exclusivamente a efectos de su presentación ante la Aduana española.</text:p>
      <text:p text:style-name="Text_20_body">En <text:span text:style-name="T1">High Bentham</text:span>, a <text:span text:style-name="T1">19/1/2026<text:tab/></text:span></text:p>
      <text:p text:style-name="Text_20_body">Firma: <text:span text:style-name="T2">P. Underwood</text:span><text:line-break/>Nombre: Phil Underwood<text:line-break/>Dirección: <text:span text:style-name="T1">47 Robin Lane, High Bentham, North Yorkshire, LA2 7AG</text:span><text:line-break/>País: <text:span text:style-name="T1">United Kingdom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bster Two" svg:font-family="'Lobster Tw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19T07:20:01.343193359</meta:creation-date>
    <dc:date>2026-01-19T07:24:03.267697302</dc:date>
    <meta:editing-duration>PT4M2S</meta:editing-duration>
    <meta:editing-cycles>1</meta:editing-cycles>
    <meta:document-statistic meta:table-count="0" meta:image-count="0" meta:object-count="0" meta:page-count="1" meta:paragraph-count="8" meta:word-count="107" meta:character-count="730" meta:non-whitespace-character-count="629"/>
    <meta:generator>LibreOffice/6.4.7.2$Linux_X86_64 LibreOffice_project/40$Build-2</meta:generator>
  </office:meta>
</office:document-meta>
</file>